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mbria" style:font-family-asian="Cambria" style:font-family-complex="Cambria" fo:background-color="transparent" fo:color="#365f9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4" style:family="text">
      <style:text-properties fo:font-size="13.00pt" fo:font-weight="bold" fo:font-family="Cambria" style:font-family-asian="Cambria" style:font-family-complex="Cambria" fo:background-color="transparent" fo:color="#365f9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0000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P1" style:family="paragraph">
      <style:paragraph-properties fo:line-height="115.00%" fo:text-align="center" fo:margin-top="12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2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top="2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top="2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top="2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top="2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top="2.00pt"/>
    </style:style>
  </office:automatic-styles>
  <office:body>
    <office:text>
      <text:p text:style-name="P1"><text:span text:style-name="T1">Pflichtenheft</text:span></text:p>
      <text:p text:style-name="P2"><text:span text:style-name="T2"/></text:p>
      <text:p text:style-name="P3"><text:span text:style-name="T3">Titel:<text:s/></text:span><text:span text:style-name="T4">Semantische Segmentierung chirurgischer Szenen</text:span></text:p>
      <text:p text:style-name="P3"><text:span text:style-name="T5"/></text:p>
      <text:p text:style-name="P3"><text:span text:style-name="T5"/></text:p>
      <text:p text:style-name="P4"><text:span text:style-name="T6">Fragestellung: Mit welchem neuronalen Netz lassen sich endoskopische Bilder am erfolgreichsten segmentieren?</text:span></text:p>
      <text:p text:style-name="P5"><text:span text:style-name="T7"/></text:p>
      <text:p text:style-name="P5"><text:span text:style-name="T8">Ziele: Segmentierung endoskopischer Bilder in 11 unterschiedliche Klassen mit mindestens 80% Erfolgsquote.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7"><text:span text:style-name="T10">Verwandte Arbeiten: EndoVis Challenge 2018<text:s text:c="2"/>bzw. 2017</text:span></text:p>
      <text:p text:style-name="P7"><text:span text:style-name="T11"/></text:p>
      <text:p text:style-name="P7"><text:a xlink:href="https://github.com/tkurmann/endovis2017_unibe"><text:span text:style-name="T12">https://github.com/tkurmann/endovis2017_unibe</text:span></text:a><text:span text:style-name="T13"/></text:p>
      <text:p text:style-name="P8"><text:a xlink:href="https://github.com/duggalrahul/MICCAI17_EndoVis_RoboSeg"><text:span text:style-name="T14">https://github.com/duggalrahul/MICCAI17_EndoVis_RoboSeg</text:span></text:a><text:span text:style-name="T15"/></text:p>
      <text:p text:style-name="P8"><text:a xlink:href="https://github.com/Hsankesara/DeepResearch/tree/master/UNet"><text:span text:style-name="T16">https://github.com/Hsankesara/DeepResearch/tree/master/UNet</text:span></text:a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8"><text:span text:style-name="T17"/></text:p>
      <text:p text:style-name="P9"><text:span text:style-name="T18">Arbeitspakete (jeweils mit geplanter Bearbeitungszeit)</text:span></text:p>
      <text:p text:style-name="P10"><text:span text:style-name="T19">AP1: Einlesen in Unet und Pytorch </text:span></text:p>
      <text:p text:style-name="P10"><text:span text:style-name="T20">2 Wochen</text:span></text:p>
      <text:p text:style-name="P10"><text:span text:style-name="T21"/></text:p>
      <text:p text:style-name="P10"><text:span text:style-name="T22">AP2: Erstes Programmieren eines Unet und Trainieren</text:span></text:p>
      <text:p text:style-name="P10"><text:span text:style-name="T23">2 Wochen</text:span></text:p>
      <text:p text:style-name="P10"><text:span text:style-name="T24"/></text:p>
      <text:p text:style-name="P10"><text:span text:style-name="T25">AP3: Auswerten der Ergebnisse zwecks möglicher Optimierungen</text:span></text:p>
      <text:p text:style-name="P10"><text:span text:style-name="T26">1 Woche</text:span></text:p>
      <text:p text:style-name="P10"><text:span text:style-name="T27"/></text:p>
      <text:p text:style-name="P10"><text:span text:style-name="T28">AP4: Unet anpassen und trainieren </text:span></text:p>
      <text:p text:style-name="P10"><text:span text:style-name="T29">5 Woche</text:span></text:p>
      <text:p text:style-name="P10"><text:span text:style-name="T29">AP5:<text:s text:c="2"/>Präsentation vorbereiten</text:span></text:p>
      <text:p text:style-name="P10"><text:span text:style-name="T29">15 Minuten</text:span></text:p>
      <text:p text:style-name="P10"><text:span text:style-name="T30">AP Evaluation:</text:span></text:p>
      <text:p text:style-name="P11"><text:span text:style-name="T31"/></text:p>
      <text:p text:style-name="P12"><text:span text:style-name="T31"/></text:p>
      <text:p text:style-name="P13"><text:span text:style-name="T32">Sonstiges: 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